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DejaVu Sans" svg:font-family="'DejaVu Sans'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>
      <style:text-properties fo:font-style="italic" style:font-style-asian="italic" style:font-style-complex="italic"/>
    </style:style>
    <style:style style:name="P3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text:list-style style:name="L1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fill="solid" draw:fill-color="#ff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TICKMAN</text:p>
      <text:p text:style-name="Standard"/>
      <text:p text:style-name="Standard">Licenze: GPL</text:p>
      <text:p text:style-name="Standard"/>
      <text:p text:style-name="Standard">Sprache: deutsch</text:p>
      <text:p text:style-name="Standard"/>
      <text:p text:style-name="Standard">Programmiersprache: java</text:p>
      <text:p text:style-name="Standard"/>
      <text:p text:style-name="Standard"/>
      <text:p text:style-name="Standard"/>
      <text:p text:style-name="Standard">Beschreibung:</text:p>
      <text:p text:style-name="Standard"/>
      <text:p text:style-name="Standard">Mit Stickman (oder auch Strichmänchen) soll eine Möglichkeit geschaffen werden, einfach eine Darstellung bestimmter Körperhaltung darzustellen.</text:p>
      <text:p text:style-name="Standard">So kann jeder der mit Menschen und Körperhaltungen arbeitet einfach eine Darstellung der zu erklärenden Haltung erstellen.</text:p>
      <text:p text:style-name="Standard">Es wird in der Beschreibung von einem Man (Strichmänchen) gesprochen, in einer späteren version kann/wird es einen Geschlechtsunterschied geben.</text:p>
      <text:p text:style-name="Standard"/>
      <text:p text:style-name="Standard"><text:span text:style-name="T1">Arbeitsweise</text:span>:</text:p>
      <text:p text:style-name="Standard"/>
      <text:p text:style-name="Standard">Es wird ein sogenanter Strichman in einer Grundhaltung erstellt.</text:p>
      <text:p text:style-name="Standard">Es gibt 3 Grundhaltungen: </text:p>
      <text:list text:style-name="L1">
        <text:list-item>
          <text:p text:style-name="P1">stehen</text:p>
          <text:p text:style-name="P1">- man steht in einfacher, senkrechter, gerader Haltung</text:p>
        </text:list-item>
        <text:list-item>
          <text:p text:style-name="P1">liegen</text:p>
          <text:p text:style-name="P1">- man liegt in gerader Haltung auf einem virtuellen Boden</text:p>
        </text:list-item>
        <text:list-item>
          <text:p text:style-name="P1">sitzen</text:p>
          <text:p text:style-name="P1">- man sitzt auf einem virtuellen Stuhl (dieser kann nach Belieben ein/aus geblendet werden)</text:p>
        </text:list-item>
      </text:list>
      <text:p text:style-name="Standard"/>
      <text:p text:style-name="Standard">vielleicht kommen in Zukunft Aktionshaltungen dazu, wie zum Beispiel rennen, laufen, gehen, sitzen in angewinkelten Beinen, stehen mit Vorbeuge etc.</text:p>
      <text:p text:style-name="Standard"/>
      <text:p text:style-name="P2">Zwischenspeichern.</text:p>
      <text:p text:style-name="Standard">jeder Schritt der mit dem S.Mann gemacht wurde kann zwischengespeichert werden, um ggf. schnell und einfach wieder auf die Voreingestellte (zwischengespeicherte) Haltung zurückgreifen zu können.</text:p>
      <text:p text:style-name="Standard"/>
      <text:p text:style-name="Standard"><text:span text:style-name="T2">Bewegen</text:span>:</text:p>
      <text:p text:style-name="Standard">durch einfaches anklicken einzelner Komponenten (Kopf, Arm, Beine) und der Verschieben kann der Körper bzw. einzelne Körperteile bewegt und verschoben werden.</text:p>
      <text:p text:style-name="Standard">alle Körperteile hängen direkt aneinander und durch das verschieben, werden diese an Ihren Verbindungspunkten (nachgestellte Gelenke) geknickt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einfaches Schema:</text:p>
      <text:p text:style-name="Standard"/>
      <text:p text:style-name="Standard"><draw:line text:anchor-type="paragraph" draw:z-index="0" draw:style-name="gr1" draw:text-style-name="P3" svg:x1="2.889cm" svg:y1="2.062cm" svg:x2="3.753cm" svg:y2="2.062cm"><text:p/></draw:line><draw:line text:anchor-type="paragraph" draw:z-index="1" draw:style-name="gr1" draw:text-style-name="P3" svg:x1="3.454cm" svg:y1="4.002cm" svg:x2="3.383cm" svg:y2="2.062cm"><text:p/></draw:line><draw:line text:anchor-type="paragraph" draw:z-index="2" draw:style-name="gr1" draw:text-style-name="P3" svg:x1="2.907cm" svg:y1="2.168cm" svg:x2="2.36cm" svg:y2="3.191cm"><text:p/></draw:line><draw:line text:anchor-type="paragraph" draw:z-index="3" draw:style-name="gr1" draw:text-style-name="P3" svg:x1="3.842cm" svg:y1="2.168cm" svg:x2="4.495cm" svg:y2="3.173cm"><text:p/></draw:line><draw:line text:anchor-type="paragraph" draw:z-index="4" draw:style-name="gr1" draw:text-style-name="P3" svg:x1="3.453cm" svg:y1="4.143cm" svg:x2="2.783cm" svg:y2="4.884cm"><text:p/></draw:line><draw:line text:anchor-type="paragraph" draw:z-index="5" draw:style-name="gr1" draw:text-style-name="P3" svg:x1="2.783cm" svg:y1="4.972cm" svg:x2="2.818cm" svg:y2="6.066cm"><text:p/></draw:line><draw:line text:anchor-type="paragraph" draw:z-index="6" draw:style-name="gr1" draw:text-style-name="P3" svg:x1="3.454cm" svg:y1="4.232cm" svg:x2="3.613cm" svg:y2="5.22cm"><text:p/></draw:line><draw:line text:anchor-type="paragraph" draw:z-index="7" draw:style-name="gr1" draw:text-style-name="P3" svg:x1="3.612cm" svg:y1="5.219cm" svg:x2="3.806cm" svg:y2="6.489cm"><text:p/></draw:line><draw:line text:anchor-type="paragraph" draw:z-index="8" draw:style-name="gr1" draw:text-style-name="P3" svg:x1="3.806cm" svg:y1="6.489cm" svg:x2="4.229cm" svg:y2="6.507cm"><text:p/></draw:line><draw:line text:anchor-type="paragraph" draw:z-index="9" draw:style-name="gr1" draw:text-style-name="P3" svg:x1="2.784cm" svg:y1="6.066cm" svg:x2="2.29cm" svg:y2="6.172cm"><text:p/></draw:line><draw:line text:anchor-type="paragraph" draw:z-index="10" draw:style-name="gr1" draw:text-style-name="P3" svg:x1="2.36cm" svg:y1="3.191cm" svg:x2="2.078cm" svg:y2="3.367cm"><text:p/></draw:line><draw:line text:anchor-type="paragraph" draw:z-index="11" draw:style-name="gr1" draw:text-style-name="P3" svg:x1="2.342cm" svg:y1="3.65cm" svg:x2="2.36cm" svg:y2="3.191cm"><text:p/></draw:line><draw:line text:anchor-type="paragraph" draw:z-index="12" draw:style-name="gr1" draw:text-style-name="P3" svg:x1="2.554cm" svg:y1="3.491cm" svg:x2="2.36cm" svg:y2="3.191cm"><text:p/></draw:line><draw:line text:anchor-type="paragraph" draw:z-index="13" draw:style-name="gr1" draw:text-style-name="P3" svg:x1="4.441cm" svg:y1="3.579cm" svg:x2="4.494cm" svg:y2="3.173cm"><text:p/></draw:line><draw:line text:anchor-type="paragraph" draw:z-index="14" draw:style-name="gr1" draw:text-style-name="P3" svg:x1="4.723cm" svg:y1="3.526cm" svg:x2="4.494cm" svg:y2="3.173cm"><text:p/></draw:line><draw:line text:anchor-type="paragraph" draw:z-index="15" draw:style-name="gr1" draw:text-style-name="P3" svg:x1="4.723cm" svg:y1="3.296cm" svg:x2="4.494cm" svg:y2="3.173cm"><text:p/></draw:line><draw:ellipse text:anchor-type="paragraph" draw:z-index="16" draw:style-name="gr2" draw:text-style-name="P3" svg:width="0.653cm" svg:height="0.724cm" svg:x="3.066cm" svg:y="1.127cm"><text:p/></draw:ellips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DejaVu Sans" svg:font-family="'DejaVu Sans'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de" fo:country="DE" style:font-name-asian="DejaVu Sans" style:font-size-asian="12pt" style:language-asian="none" style:country-asian="none" style:font-name-complex="DejaVu Sans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Numbering_20_Symbols" style:display-name="Numbering Symbols" style:family="text"/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11</meta:generator>
    <meta:initial-creator>marian</meta:initial-creator>
    <meta:creation-date>2006-06-05T15:44:31</meta:creation-date>
    <dc:creator>marian</dc:creator>
    <dc:date>2006-06-06T23:45:49</dc:date>
    <dc:language>de-DE</dc:language>
    <meta:editing-cycles>5</meta:editing-cycles>
    <meta:editing-duration>P1DT8H1M23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24" meta:word-count="195" meta:character-count="1491"/>
  </office:meta>
</office:document-meta>
</file>